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21-04-0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20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9-04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8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7-04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6-03-3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776" calcext:value-type="float">
            <text:p>31.6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5-04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632" calcext:value-type="float">
            <text:p>31.5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3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2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1-05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10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9-10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9-03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216" calcext:value-type="float">
            <text:p>32.52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8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7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6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5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9272" calcext:value-type="float">
            <text:p>33.1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4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3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2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16418</text:p>
          </table:table-cell>
          <table:table-cell office:value-type="string" calcext:value-type="string">
            <text:p>2001-04-1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46" meta:object-count="0"/>
    <meta:user-defined meta:name="AppVersion">3.0</meta:user-defined>
  </office:meta>
</office:document-meta>
</file>